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3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4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15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italic" style:text-underline-style="solid" style:text-underline-width="auto" style:text-underline-color="font-color" fo:font-weight="normal" fo:background-color="transparent" style:font-size-asian="10pt" style:language-asian="nl" style:country-asian="NL" style:font-style-asian="italic" style:font-weight-asian="normal" style:font-name-complex="Bitstream Vera Sans2" style:font-size-complex="10pt" style:font-style-complex="italic" style:font-weight-complex="normal"/>
    </style:style>
    <style:style style:name="P16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font-weight="normal" style:font-size-asian="10pt" style:font-weight-asian="normal" style:font-name-complex="Bitstream Vera Sans2" style:font-size-complex="10pt" style:font-weight-complex="normal"/>
    </style:style>
    <style:style style:name="P1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19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P20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2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3" style:family="paragraph" style:parent-style-name="Standard" style:list-style-name="L4"/>
    <style:style style:name="P24" style:family="paragraph" style:parent-style-name="Standard" style:list-style-name="L4">
      <style:text-properties fo:font-style="normal" style:font-style-asian="normal" style:font-style-complex="normal"/>
    </style:style>
    <style:style style:name="P25" style:family="paragraph" style:parent-style-name="Standard" style:list-style-name="L4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6" style:family="paragraph" style:parent-style-name="Standard" style:list-style-name="L4">
      <style:text-properties style:use-window-font-color="true" style:font-name="Bitstream Vera Sans2" fo:font-size="10pt" fo:language="en" fo:country="US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7" style:family="paragraph" style:parent-style-name="Standard" style:list-style-name="L4">
      <style:text-properties style:use-window-font-color="true" style:text-line-through-style="none" style:font-name="Bitstream Vera Sans2" fo:font-size="10pt" fo:language="en" fo:country="US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8" style:family="paragraph" style:parent-style-name="Standard" style:list-style-name="L4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9" style:family="paragraph" style:parent-style-name="Standard" style:list-style-name="L4"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P30" style:family="paragraph" style:parent-style-name="Standard" style:list-style-name="L5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P31" style:family="paragraph" style:parent-style-name="Standard" style:list-style-name="L4">
      <style:paragraph-properties fo:break-before="page"/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32" style:family="paragraph" style:parent-style-name="Standard" style:list-style-name="L4">
      <style:paragraph-properties fo:break-before="page"/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language-asian="nl" style:country-asian="NL"/>
    </style:style>
    <style:style style:name="T3" style:family="text">
      <style:text-properties fo:language="nl" fo:country="NL" fo:background-color="transparent" style:language-asian="nl" style:country-asian="NL"/>
    </style:style>
    <style:style style:name="T4" style:family="text">
      <style:text-properties fo:language="nl" fo:country="NL" fo:background-color="transparent" style:font-size-asian="10pt" style:language-asian="nl" style:country-asian="NL" style:font-size-complex="10pt"/>
    </style:style>
    <style:style style:name="T5" style:family="text">
      <style:text-properties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6" style:family="text">
      <style:text-properties fo:language="nl" fo:country="NL" fo:font-style="normal" style:text-underline-style="none" style:font-style-asian="normal" style:font-style-complex="normal"/>
    </style:style>
    <style:style style:name="T7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line-through-style="none" fo:font-style="normal" style:text-underline-style="none" style:font-style-asian="normal" style:font-style-complex="normal"/>
    </style:style>
    <style:style style:name="T9" style:family="text">
      <style:text-properties style:use-window-font-color="true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T10" style:family="text">
      <style:text-properties style:use-window-font-color="true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11" style:family="text">
      <style:text-properties style:use-window-font-color="true" style:text-line-through-style="non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text-line-through-style="none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line-through-style="none" fo:language="nl" fo:country="NL" style:text-underline-style="none" fo:font-weight="normal" fo:background-color="transparent" style:language-asian="nl" style:country-asian="NL" style:font-weight-asian="normal" style:font-weight-complex="normal"/>
    </style:style>
    <style:style style:name="T14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15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6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line-through-style="none" style:font-name="Bitstream Vera Sans2" fo:font-size="10pt" fo:language="en" fo:country="US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21" style:family="text">
      <style:text-properties style:use-window-font-color="true" fo:language="nl" fo:country="NL" fo:font-style="normal" style:text-underline-style="none" fo:background-color="transparent" style:language-asian="nl" style:country-asian="NL" style:font-style-asian="normal" style:font-style-complex="normal"/>
    </style:style>
    <style:style style:name="T22" style:family="text">
      <style:text-properties style:use-window-font-color="true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23" style:family="text">
      <style:text-properties style:use-window-font-color="true" fo:language="nl" fo:country="NL" fo:font-style="normal" fo:font-weight="normal" fo:background-color="transparent" style:language-asian="nl" style:country-asian="NL" style:font-style-asian="italic" style:font-weight-asian="normal" style:font-style-complex="italic" style:font-weight-complex="normal"/>
    </style:style>
    <style:style style:name="T24" style:family="text">
      <style:text-properties style:use-window-font-color="true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25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normal" style:font-weight-asian="normal" style:font-name-complex="Bitstream Vera Sans2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Bitstream Vera Sans2" fo:font-size="10pt"/>
    </style:style>
    <style:style style:name="T28" style:family="text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29" style:family="text"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T30" style:family="text">
      <style:text-properties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31" style:family="text">
      <style:text-properties style:font-name="Bitstream Vera Sans2" fo:font-size="10pt" fo:font-style="normal" style:font-style-asian="normal" style:font-style-complex="normal"/>
    </style:style>
    <style:style style:name="T32" style:family="text">
      <style:text-properties style:font-name="Bitstream Vera Sans2" fo:font-size="10pt" fo:font-weight="normal" style:font-weight-asian="normal" style:font-weight-complex="normal"/>
    </style:style>
    <style:style style:name="T33" style:family="text">
      <style:text-properties style:font-name="Bitstream Vera Sans2" fo:font-size="10pt" style:font-name-complex="Bitstream Vera Sans2"/>
    </style:style>
    <style:style style:name="T34" style:family="text">
      <style:text-properties style:font-name="Bitstream Vera Sans2" fo:font-size="10pt" style:font-name-complex="Bitstream Vera Sans2" style:language-complex="nl" style:country-complex="NL"/>
    </style:style>
    <style:style style:name="T35" style:family="text">
      <style:text-properties style:text-line-through-style="none"/>
    </style:style>
    <style:style style:name="T36" style:family="text">
      <style:text-properties style:text-line-through-style="none" style:text-underline-style="none"/>
    </style:style>
    <style:style style:name="T37" style:family="text">
      <style:text-properties style:text-line-through-style="none" style:text-underline-style="none" fo:font-weight="normal" style:font-weight-asian="normal" style:font-weight-complex="normal"/>
    </style:style>
    <style:style style:name="T38" style:family="text">
      <style:text-properties style:text-line-through-style="none" fo:language="en" fo:country="US" style:text-underline-style="none"/>
    </style:style>
    <style:style style:name="T39" style:family="text">
      <style:text-properties style:text-line-through-style="none" style:font-name="Bitstream Vera Sans2" fo:font-size="10pt" fo:font-style="normal" style:text-underline-style="none" style:font-style-asian="normal" style:font-style-complex="normal"/>
    </style:style>
    <style:style style:name="T40" style:family="text">
      <style:text-properties style:font-name-asian="Times New Roman" style:language-complex="ar" style:country-complex="SA"/>
    </style:style>
    <style:style style:name="T41" style:family="text">
      <style:text-properties fo:language="en" fo:country="US"/>
    </style:style>
    <style:style style:name="T42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3" style:family="text">
      <style:text-properties style:text-underline-style="none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85cm" text:min-label-width="0.45cm"/>
      </text:list-level-style-number>
      <text:list-level-style-number text:level="2" text:style-name="Numbering_20_Symbols" style:num-suffix="." style:num-format="1">
        <style:list-level-properties text:space-before="2.133cm" text:min-label-width="0.635cm"/>
      </text:list-level-style-number>
      <text:list-level-style-number text:level="3" text:style-name="Numbering_20_Symbols" style:num-suffix="." style:num-format="1">
        <style:list-level-properties text:space-before="3.403cm" text:min-label-width="0.635cm"/>
      </text:list-level-style-number>
      <text:list-level-style-number text:level="4" text:style-name="Numbering_20_Symbols" style:num-suffix="." style:num-format="1">
        <style:list-level-properties text:space-before="4.673cm" text:min-label-width="0.635cm"/>
      </text:list-level-style-number>
      <text:list-level-style-number text:level="5" text:style-name="Numbering_20_Symbols" style:num-suffix="." style:num-format="1">
        <style:list-level-properties text:space-before="5.943cm" text:min-label-width="0.635cm"/>
      </text:list-level-style-number>
      <text:list-level-style-number text:level="6" text:style-name="Numbering_20_Symbols" style:num-suffix="." style:num-format="1">
        <style:list-level-properties text:space-before="7.213cm" text:min-label-width="0.635cm"/>
      </text:list-level-style-number>
      <text:list-level-style-number text:level="7" text:style-name="Numbering_20_Symbols" style:num-suffix="." style:num-format="1">
        <style:list-level-properties text:space-before="8.483cm" text:min-label-width="0.635cm"/>
      </text:list-level-style-number>
      <text:list-level-style-number text:level="8" text:style-name="Numbering_20_Symbols" style:num-suffix="." style:num-format="1">
        <style:list-level-properties text:space-before="9.753cm" text:min-label-width="0.635cm"/>
      </text:list-level-style-number>
      <text:list-level-style-number text:level="9" text:style-name="Numbering_20_Symbols" style:num-suffix="." style:num-format="1">
        <style:list-level-properties text:space-before="11.023cm" text:min-label-width="0.635cm"/>
      </text:list-level-style-number>
      <text:list-level-style-number text:level="10" text:style-name="Numbering_20_Symbols" style:num-suffix="." style:num-format="1">
        <style:list-level-properties text:space-before="12.293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4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□ " style:num-format="1" text:display-levels="2">
        <style:list-level-properties text:space-before="0.25cm" text:min-label-width="1.10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0">NOTE:</text:span></text:span><text:span text:style-name="T14"> </text:span><text:span text:style-name="T15">Kijk op</text:span><text:span text:style-name="T42"> </text:span><text:a xlink:type="simple" xlink:href="http://karelzimmer.nl/">karelzimmer.nl</text:a><text:span text:style-name="T42"> voor voor downloads, checklists, en scripts.</text:span><text:span text:style-name="T28"><text:line-break/></text:span></text:p>
      <text:p text:style-name="P4"><text:span text:style-name="Strong_20_Emphasis">NOTE:</text:span> Een Linux installatie herstellen na opnieuw installeren van Windows Vista.</text:p>
      <text:list xml:id="list1303208414" text:style-name="L1">
        <text:list-item>
          <text:p text:style-name="P7"><text:span text:style-name="T41">□ </text:span>Boot vanaf Ubuntu Live CD. <text:span text:style-name="T41">K</text:span>ies Nederlands en vervolgens Ubuntu uitproberen....</text:p>
        </text:list-item>
        <text:list-item>
          <text:p text:style-name="P7"><text:span text:style-name="T41">□ </text:span>Ga naar Applications &gt; Accessories &gt; Terminal.</text:p>
        </text:list-item>
        <text:list-item>
          <text:p text:style-name="P7"><text:span text:style-name="T41">□ </text:span>ubuntu@ubuntu:~$ <text:span text:style-name="User_20_Entry">sudo grub</text:span><text:tab/><text:tab/><text:tab/>(start GRUB als beheerder)</text:p>
        </text:list-item>
        <text:list-item>
          <text:p text:style-name="P7"><text:span text:style-name="T41">□ </text:span>grub&gt; <text:span text:style-name="User_20_Entry">find /boot/grub/stage1</text:span><text:tab/><text:tab/>(geeft locatie GRUB bestanden)</text:p>
        </text:list-item>
        <text:list-item>
          <text:p text:style-name="P7"><text:span text:style-name="T41">□ </text:span>grub&gt; <text:span text:style-name="User_20_Entry">root (hd0,1)</text:span><text:tab/><text:tab/><text:tab/><text:tab/><text:tab/><text:tab/><text:tab/>(gebruik output van de find)</text:p>
        </text:list-item>
        <text:list-item>
          <text:p text:style-name="P9"><text:span text:style-name="T38">□ </text:span><text:span text:style-name="T36">grub&gt; </text:span><text:span text:style-name="User_20_Entry">setup (hd0)</text:span><text:span text:style-name="T36"><text:tab/><text:tab/><text:tab/><text:tab/><text:tab/><text:tab/><text:tab/>(installeer GRUB)</text:span></text:p>
        </text:list-item>
        <text:list-item>
          <text:p text:style-name="P9"><text:span text:style-name="T38">□ </text:span><text:span text:style-name="T36">grub&gt; </text:span><text:span text:style-name="User_20_Entry">reboot</text:span><text:tab/><text:tab/><text:tab/><text:tab/><text:tab/><text:tab/><text:tab/><text:tab/><text:tab/>(herstarten)</text:p>
        </text:list-item>
      </text:list>
      <text:p text:style-name="P5"/>
      <text:list xml:id="list957181560" text:style-name="L2">
        <text:list-item>
          <text:list>
            <text:list-header>
              <text:p text:style-name="P10"/>
            </text:list-header>
          </text:list>
        </text:list-item>
      </text:list>
      <text:list xml:id="list1988409058" text:style-name="L3">
        <text:list-item>
          <text:p text:style-name="P11">Installatie voorbereiden.</text:p>
          <text:p text:style-name="P11"/>
        </text:list-item>
      </text:list>
      <text:list xml:id="list945788829" text:style-name="L4">
        <text:list-item>
          <text:list>
            <text:list-item>
              <text:p text:style-name="P24">Zorg dat de harddisk maximaal verkleind is (onder Windows).</text:p>
              <text:p text:style-name="P24"/>
            </text:list-item>
            <text:list-item>
              <text:p text:style-name="P25">Aanmelden als Karel.</text:p>
            </text:list-item>
            <text:list-item>
              <text:p text:style-name="P24"><text:span text:style-name="Strong_20_Emphasis"><text:span text:style-name="T32">Maak een backup. Ga naar </text:span></text:span><text:a xlink:type="simple" xlink:href="http://karelzimmer.nl/"><text:span text:style-name="Internet_20_link"><text:span text:style-name="T5">karelzimmer.nl</text:span></text:span></text:a><text:span text:style-name="Strong_20_Emphasis"><text:span text:style-name="T32"> &gt; </text:span></text:span><text:span text:style-name="Internet_20_link"><text:span text:style-name="T5">Linux</text:span></text:span><text:span text:style-name="Strong_20_Emphasis"><text:span text:style-name="T32"> &gt; backup.sh &gt; Bestand &gt;<text:line-break/>Opslaan als... Ctrl+S. Opslaan als Naam: backup.sh in karel/scripts.</text:span></text:span></text:p>
            </text:list-item>
            <text:list-item>
              <text:p text:style-name="P13">Ga naar Toepassingen &gt; Hulpmiddelen &gt; Terminalvenster.</text:p>
            </text:list-item>
            <text:list-item>
              <text:p text:style-name="P13">$ <text:span text:style-name="User_20_Entry">cd scripts</text:span></text:p>
            </text:list-item>
            <text:list-item>
              <text:p text:style-name="P13">$ <text:span text:style-name="User_20_Entry">chmod u+x backup.sh</text:span></text:p>
            </text:list-item>
            <text:list-item>
              <text:p text:style-name="P12"><text:span text:style-name="T43">$ </text:span><text:span text:style-name="User_20_Entry">sudo ./backup.sh</text:span></text:p>
              <text:p text:style-name="P12"><text:span text:style-name="User_20_Entry"><text:span text:style-name="T43"/></text:span></text:p>
            </text:list-item>
            <text:list-item>
              <text:p text:style-name="P12">Sluit de printer aan en zet deze aan.</text:p>
            </text:list-item>
          </text:list>
        </text:list-item>
        <text:list-item>
          <text:p text:style-name="P21">Ubuntu 8.10 (Intrepid Ibex) installeren.</text:p>
          <text:p text:style-name="P12"/>
          <text:list>
            <text:list-item>
              <text:p text:style-name="P12">S<text:span text:style-name="T18">tart</text:span> de computer op vanaf <text:span text:style-name="T7">Ubuntu 8.10 Desktop </text:span><text:span text:style-name="Strong_20_Emphasis"><text:span text:style-name="T8">AMD64</text:span></text:span><text:span text:style-name="T7"> CD. Bootmenu via </text:span>Esc<text:span text:style-name="T18">-toets.</text:span></text:p>
              <text:p text:style-name="P12"/>
            </text:list-item>
            <text:list-item>
              <text:p text:style-name="P12">Kies Nederlands en vervolgens Installeer Ubuntu.</text:p>
              <text:p text:style-name="P12"/>
            </text:list-item>
            <text:list-item>
              <text:p text:style-name="P13">Kies Handmatig.</text:p>
            </text:list-item>
            <text:list-item>
              <text:p text:style-name="P13">Selecteer /dev/sda2 en klik op Partitie verwijderen.</text:p>
            </text:list-item>
            <text:list-item>
              <text:p text:style-name="P13">Selecteer /dev/sda3 en klik op Partitie verwijderen.</text:p>
            </text:list-item>
            <text:list-item>
              <text:p text:style-name="P13">Selecteer vrije ruimte (159038<text:span text:style-name="Emphasis"><text:span text:style-name="T31">)</text:span></text:span> en klik op Nieuwe partitie.<text:line-break/>Type: Primair, Nieuwe partitiegrootte: <text:span text:style-name="User_20_Entry">156990</text:span> (vrije ruimte minus RAM<text:span text:style-name="Emphasis"><text:span text:style-name="T31">)</text:span></text:span>, Lokatie: Begin, Gebruiken als: Ext3 loggend bestandssysteem, en Aanhechtpunt: /.<text:line-break/>Vink Formatteren? aan.</text:p>
            </text:list-item>
            <text:list-item>
              <text:p text:style-name="P13">Selecteer vrije ruimte en klik op Nieuwe partitie.<text:line-break/>Type: Primair, Nieuwe partitiegrootte: <text:span text:style-name="User_20_Entry">2048</text:span> <text:span text:style-name="Emphasis"><text:span text:style-name="T31">(</text:span></text:span>RAM<text:span text:style-name="Emphasis"><text:span text:style-name="T31">)</text:span></text:span>, Lokatie: Begin, en<text:line-break/>Gebruiken als: Wisselgeheugen (swap area).</text:p>
              <text:list>
                <text:list-header>
                  <text:p text:style-name="P13"/>
                </text:list-header>
              </text:list>
            </text:list-item>
            <text:list-item>
              <text:p text:style-name="P13">Naam: <text:span text:style-name="User_20_Entry">Karel</text:span> en Naam van deze computer: <text:span text:style-name="User_20_Entry">PC1</text:span>.</text:p>
            </text:list-item>
            <text:list-item>
              <text:p text:style-name="P13">Klik op Nu herstarten.</text:p>
              <text:p text:style-name="P13"/>
            </text:list-item>
            <text:list-item>
              <text:p text:style-name="P13">Aanmelden als karel.</text:p>
              <text:p text:style-name="P13"/>
            </text:list-item>
            <text:list-item>
              <text:p text:style-name="P13">Wijzig opstarten. Start Terminalvenster.</text:p>
            </text:list-item>
            <text:list-item>
              <text:p text:style-name="P17"><text:span text:style-name="T2">$ </text:span><text:span text:style-name="User_20_Entry"><text:span text:style-name="T2">cd /boot/grub</text:span></text:span></text:p>
            </text:list-item>
            <text:list-item>
              <text:p text:style-name="P17">$ <text:span text:style-name="User_20_Entry">sudo cp menu.lst menu.lst.kzbak</text:span></text:p>
            </text:list-item>
            <text:list-item>
              <text:p text:style-name="P17"><text:span text:style-name="T2">$ </text:span><text:span text:style-name="User_20_Entry"><text:span text:style-name="T2">gksudo gedit menu.lst</text:span></text:span><text:span text:style-name="T2"><text:line-break/></text:span><text:span text:style-name="T21">Zet # voor ”title Other operating systems:” en voor “root” daaronder.<text:line-break/>Knip “# This entry automatically added by the Debian installer for a non-linux OS” t/m “chainloader +1”.<text:line-break/>Plak na “# Put static stanzas before and/or after AUTOMAGIC KERNEL LIST”.<text:line-break/>Wijzig “title Windows Vista/Longhorn (loader)” naar “title Windows Vista”.</text:span></text:p>
            </text:list-item>
            <text:list-item>
              <text:p text:style-name="P13">$ <text:span text:style-name="User_20_Entry">sudo update-grub</text:span></text:p>
              <text:p text:style-name="P13"><text:span text:style-name="User_20_Entry"/></text:p>
            </text:list-item>
            <text:list-item>
              <text:p text:style-name="P13">Wijzig aanmeldscherm via Systeem &gt; Beheer &gt; Aanmeldvenster &gt; Lokaal.<text:line-break/>Kies Human List.</text:p>
              <text:p text:style-name="P20"/>
            </text:list-item>
            <text:list-item>
              <text:p text:style-name="P13">Klik op het meldingspictogram Software-updates. Of ga naar Systeem &gt; Beheer &gt; Update-manager. Installeer de updates.</text:p>
              <text:p text:style-name="P20"/>
            </text:list-item>
            <text:list-item>
              <text:p text:style-name="P13">Herstart de computer.</text:p>
            </text:list-item>
          </text:list>
        </text:list-item>
        <text:list-item>
          <text:p text:style-name="P22">Backup terugzetten.</text:p>
          <text:p text:style-name="P13"/>
          <text:list>
            <text:list-item>
              <text:p text:style-name="P13">Aanmelden als Karel.</text:p>
              <text:p text:style-name="P13"/>
            </text:list-item>
            <text:list-item>
              <text:p text:style-name="P13"><text:span text:style-name="T34">Koppel de mobiele harddisk aan waarop de backups staan</text:span><text:span text:style-name="T33">.</text:span></text:p>
            </text:list-item>
            <text:list-item>
              <text:p text:style-name="P16"><text:span text:style-name="T28">Ga naar </text:span><text:a xlink:type="simple" xlink:href="http://karelzimmer.nl/"><text:span text:style-name="Internet_20_link"><text:span text:style-name="T28">karelzimmer.nl</text:span></text:span></text:a><text:span text:style-name="T28">, klik op </text:span><text:span text:style-name="Internet_20_link"><text:span text:style-name="T28">Linux</text:span></text:span><text:span text:style-name="T28">, en sla restore.sh op in karel/scripts.</text:span></text:p>
            </text:list-item>
            <text:list-item>
              <text:p text:style-name="P13">$ <text:span text:style-name="User_20_Entry">cd scripts</text:span></text:p>
            </text:list-item>
            <text:list-item>
              <text:p text:style-name="P13">$ <text:span text:style-name="User_20_Entry">chmod u+x restore.sh</text:span></text:p>
            </text:list-item>
            <text:list-item>
              <text:p text:style-name="P13">$ <text:span text:style-name="User_20_Entry">sudo ./restore.sh</text:span><text:line-break/>Kies voor Storage directory /media/<text:span text:style-name="User_20_Entry">&lt;</text:span><text:span text:style-name="User_20_Entry"><text:span text:style-name="T45">volumenaam&gt;</text:span></text:span>/<text:span text:style-name="User_20_Entry">&lt;</text:span><text:span text:style-name="User_20_Entry"><text:span text:style-name="T45">map-met-backups&gt;</text:span></text:span>,<text:line-break/>Restore nummer <text:span text:style-name="User_20_Entry">1</text:span> (Persoonlijke mappen zonder verborgen bestanden), en<text:line-break/>Restore naar nummer <text:span text:style-name="User_20_Entry">2</text:span> (Originele plek).</text:p>
            </text:list-item>
            <text:list-item>
              <text:p text:style-name="P18">$ <text:span text:style-name="User_20_Entry">sudo ./restore.sh</text:span><text:line-break/><text:span text:style-name="T20">Kies voor Storage directory /media/</text:span><text:span text:style-name="User_20_Entry"><text:span text:style-name="T22">&lt;</text:span></text:span><text:span text:style-name="User_20_Entry"><text:span text:style-name="T23">volumenaam&gt;</text:span></text:span><text:span text:style-name="User_20_Entry"><text:span text:style-name="T25">/</text:span></text:span><text:span text:style-name="User_20_Entry"><text:span text:style-name="T22">&lt;</text:span></text:span><text:span text:style-name="User_20_Entry"><text:span text:style-name="T23">map-met-backups&gt;</text:span></text:span><text:span text:style-name="T20">,<text:line-break/>Restore nummer </text:span><text:span text:style-name="User_20_Entry"><text:span text:style-name="T22">2</text:span></text:span><text:span text:style-name="T20"> (Selectie van verborgen bestanden), en<text:line-break/>Restore naar nummer </text:span><text:span text:style-name="User_20_Entry"><text:span text:style-name="T22">2</text:span></text:span><text:span text:style-name="T20"> (Originele plek)</text:span><text:span text:style-name="T2">.</text:span><text:span text:style-name="T3"><text:line-break/><text:line-break/></text:span><text:span text:style-name="Emphasis"><text:span text:style-name="T3">Als de backup is teruggezet dienen de stappen in cursief ter controle.</text:span></text:span></text:p>
              <text:p text:style-name="P18"><text:span text:style-name="Emphasis"><text:span text:style-name="T3"/></text:span></text:p>
              <text:p text:style-name="P18"><text:span text:style-name="Emphasis"><text:span text:style-name="T3"/></text:span></text:p>
            </text:list-item>
          </text:list>
        </text:list-item>
        <text:list-item>
          <text:p text:style-name="P13">Hardware installeren.</text:p>
          <text:p text:style-name="P13"/>
          <text:list>
            <text:list-item>
              <text:p text:style-name="P13">Aanmelden als Karel.</text:p>
              <text:p text:style-name="P13"/>
            </text:list-item>
            <text:list-item>
              <text:p text:style-name="P13">Ga naar Systeem &gt; Beheer &gt; Afdrukken &gt; Server &gt; Settings...<text:line-break/>Vink aan <text:span text:style-name="T40">Printers die gedeeld worden door andere systemen tonen</text:span>, en<text:line-break/><text:span text:style-name="T40">vink aan Publish shared printers connected to this system (Gepubliceerde printers verbonden met dit systeem delen). Klik op Toepassen.</text:span></text:p>
            </text:list-item>
            <text:list-item>
              <text:p text:style-name="P13">Klik rechts op MP160 &gt; Eigenschappen &gt; Locatie: <text:span text:style-name="User_20_Entry">Woonkamer</text:span>.</text:p>
            </text:list-item>
            <text:list-item>
              <text:p text:style-name="P13">Klik rechts op MP160 en kies Set As Default.</text:p>
              <text:p text:style-name="P13"/>
            </text:list-item>
            <text:list-item>
              <text:p text:style-name="P13">Klik op het meldingspictogram Restricted drivers available. Of ga naar Systeem &gt; Beheer &gt; Hardware Drivers.<text:line-break/>Activeer “NVIDIA accelerated graphics driver...[Recommended]” en herstart de computer.</text:p>
            </text:list-item>
          </text:list>
        </text:list-item>
        <text:list-item>
          <text:p text:style-name="P22">Software installeren.</text:p>
          <text:list>
            <text:list-header>
              <text:p text:style-name="P13"/>
            </text:list-header>
            <text:list-item>
              <text:p text:style-name="P13">Aanmelden als Karel.</text:p>
              <text:p text:style-name="P13"/>
            </text:list-item>
            <text:list-item>
              <text:p text:style-name="P13">Ga naar <text:a xlink:type="simple" xlink:href="http://karelzimmer.nl/"><text:span text:style-name="Internet_20_link"><text:span text:style-name="T27">karelzimmer.nl</text:span></text:span></text:a>, klik op <text:span text:style-name="Internet_20_link"><text:span text:style-name="T27">Linux</text:span></text:span>, en sla install.sh en PC1.install op in karel/scripts.</text:p>
            </text:list-item>
            <text:list-item>
              <text:p text:style-name="P13">$ <text:span text:style-name="User_20_Entry">cd scripts</text:span></text:p>
            </text:list-item>
            <text:list-item>
              <text:p text:style-name="P13">$ <text:span text:style-name="User_20_Entry">chmod u+x install.sh</text:span></text:p>
            </text:list-item>
            <text:list-item>
              <text:p text:style-name="P20">$ <text:span text:style-name="User_20_Entry">./install.sh</text:span><text:line-break/><text:span text:style-name="Strong_20_Emphasis">OF</text:span></text:p>
            </text:list-item>
            <text:list-item>
              <text:p text:style-name="P20">Voeg de sleutels uit bestand PC1.install toe via Terminalvenster.</text:p>
            </text:list-item>
            <text:list-item>
              <text:p text:style-name="P20">Voeg de pakketbronnen uit bestand PC1.install toe via Systeem &gt; Beheer &gt; Softwarebronnen &gt; Software van derden &gt; Toevoegen.</text:p>
            </text:list-item>
            <text:list-item>
              <text:p text:style-name="P20">Klik op Sluiten en vervolgens op Herladen.</text:p>
            </text:list-item>
            <text:list-item>
              <text:p text:style-name="P20">Werk de pakketindex bij via $ <text:span text:style-name="User_20_Entry">sudo update-apt-xapian-index</text:span></text:p>
            </text:list-item>
            <text:list-item>
              <text:p text:style-name="P20">Ga naar Systeem &gt; Beheer &gt; Synaptic pakketbeheer.</text:p>
            </text:list-item>
            <text:list-item>
              <text:p text:style-name="P20">Installeer de pakketten uit bestand PC1.install door bij Quick Search een (deel van) de pakketnaam in te vullen, rechtsklik op de gevonden regel,<text:line-break/>en kies Markeren voor installatie.</text:p>
            </text:list-item>
            <text:list-item>
              <text:p text:style-name="P19">Klik op Toepassen.</text:p>
              <text:p text:style-name="P20"/>
            </text:list-item>
            <text:list-item>
              <text:p text:style-name="P20"><text:span text:style-name="T4">Selecteer Sun JVM via </text:span><text:span text:style-name="T4">$ </text:span><text:span text:style-name="User_20_Entry"><text:span text:style-name="T4">sudo update-alternatives --config java</text:span></text:span></text:p>
              <text:p text:style-name="P13"/>
            </text:list-item>
            <text:list-item>
              <text:p text:style-name="P13">Download Citrix Linux Client (Telewerken) .tar.gz van <text:a xlink:type="simple" xlink:href="http://citrix.nl/"><text:span text:style-name="Internet_20_link">citrix.nl</text:span></text:a> naar /tmp.</text:p>
            </text:list-item>
            <text:list-item>
              <text:p text:style-name="P13">Download meest recente libmotif3*i386.deb package van <text:a xlink:type="simple" xlink:href="http://mirrors.kernel.org/ubuntu/pool/multiverse/o/openmotif/">http://mirrors.kernel.org/ubuntu/pool/multiverse/o/openmotif/</text:a> naar /tmp</text:p>
            </text:list-item>
            <text:list-item>
              <text:p text:style-name="P23"><text:span text:style-name="T4">Pak 32-bits Open Motif libraries uit.</text:span><text:span text:style-name="User_20_Entry"><text:span text:style-name="T4"><text:line-break/></text:span></text:span><text:span text:style-name="T4">$ </text:span><text:span text:style-name="User_20_Entry"><text:span text:style-name="T4">cd /tmp<text:line-break/></text:span></text:span><text:span text:style-name="T4">$ </text:span><text:span text:style-name="User_20_Entry"><text:span text:style-name="T4">dpkg -x libmotif3*i386.deb libmotif</text:span></text:span></text:p>
            </text:list-item>
            <text:list-item>
              <text:p text:style-name="P23"><text:span text:style-name="T4">Kopieer libraries naar /usr/lib32.</text:span><text:span text:style-name="User_20_Entry"><text:span text:style-name="T4"><text:line-break/></text:span></text:span><text:span text:style-name="T4">$ </text:span><text:span text:style-name="User_20_Entry"><text:span text:style-name="T4">sudo cp libmotif/usr/lib/*.so.* /usr/lib32/<text:line-break/></text:span></text:span><text:span text:style-name="T19">$ </text:span><text:span text:style-name="User_20_Entry">sudo cp -r libmotif/usr/lib/X11/bindings /usr/lib32/X11/</text:span></text:p>
            </text:list-item>
            <text:list-item>
              <text:p text:style-name="P14">Pak Citrix Cient uit.<text:line-break/>$ <text:span text:style-name="User_20_Entry">tar xf en.linuxx86.tar.gz</text:span></text:p>
            </text:list-item>
            <text:list-item>
              <text:p text:style-name="P23">Installeer Citrix Client.<text:line-break/>$ <text:span text:style-name="User_20_Entry">sudo ./en.linuxx86/setupwfc </text:span></text:p>
              <text:p text:style-name="P23"><text:span text:style-name="User_20_Entry"/></text:p>
            </text:list-item>
            <text:list-item>
              <text:p text:style-name="P23">Download FrostWire (Bestanden delen, zoeken, en downloaden) van <text:a xlink:type="simple" xlink:href="http://frostwire.com/">frostwire.com</text:a> en kies Openen met GDebi pakketinstallatie (standaard).</text:p>
            </text:list-item>
          </text:list>
        </text:list-item>
        <text:list-item>
          <text:p text:style-name="P31">Gebruikers inrichten.</text:p>
          <text:list>
            <text:list-header>
              <text:p text:style-name="P8"/>
            </text:list-header>
            <text:list-item>
              <text:p text:style-name="P13">Aanmelden als Karel.</text:p>
              <text:p text:style-name="P13"/>
            </text:list-item>
            <text:list-item>
              <text:p text:style-name="P23">Voltooi de installatie van Citrix Client via Toepassingen &gt; Internet &gt; <text:line-break/>Citrix Presentation Server Client &gt; Tools &gt; Settings &gt; Preferences. Selecteer<text:line-break/>Keyboard Layout: US-International en Keyboard Type (Client): Linux – Standard.</text:p>
              <text:p text:style-name="P23"/>
            </text:list-item>
            <text:list-item>
              <text:p text:style-name="P27"><text:span text:style-name="Emphasis"><text:span text:style-name="T6">Herstel </text:span></text:span><text:span text:style-name="T1">Evolution e-mail via Toepassingen &gt; Internet &gt; Evolution e-mail &gt; Bestand &gt; Herstellen vanuit backuparchief... &gt; ~/Evolution/evolution-backup.tar.gz.<text:line-break/>Zend een test e-mail. Klik op Versturen &amp; ontvangen.</text:span></text:p>
            </text:list-item>
            <text:list-item>
              <text:p text:style-name="P28">Maak een Evolution backup via via Toepassingen &gt; Internet &gt; Evolution e-mail &gt; Bestand &gt; Backuparchief aanmaken... &gt; ~/Evolution/evolution-backup.tar.gz.</text:p>
              <text:p text:style-name="P28"/>
            </text:list-item>
            <text:list-item>
              <text:p text:style-name="P23"><text:span text:style-name="Emphasis">Activeer enkelklik om het hele adres te selecteren in Firefox via Toepassingen &gt; Internet &gt; Firefox webbrowser. Ga naar </text:span><text:span text:style-name="User_20_Entry"><text:span text:style-name="T44">about:config</text:span></text:span><text:span text:style-name="Emphasis"> en Filter: </text:span><text:span text:style-name="User_20_Entry"><text:span text:style-name="T44">click</text:span></text:span><text:span text:style-name="Emphasis">.<text:line-break/>Dubbelklik regel browser.urlbar.clickSelectsAll (</text:span><text:span text:style-name="Emphasis"><text:span text:style-name="T29">wa</text:span></text:span><text:span text:style-name="Emphasis">arde verandert in true).<text:line-break/>Zorg dat Windows Live Hotmail werkt via Filter: </text:span><text:span text:style-name="User_20_Entry"><text:span text:style-name="T44">vendor</text:span></text:span><text:span text:style-name="Emphasis">.<text:line-break/>Klik rechts op gevonden regel en kies Aanpassen. Wijzig Ubuntu in </text:span><text:span text:style-name="User_20_Entry"><text:span text:style-name="T44">Firefox</text:span></text:span><text:span text:style-name="Emphasis">.</text:span></text:p>
              <text:p text:style-name="P23"><text:span text:style-name="Emphasis"/></text:p>
            </text:list-item>
            <text:list-item>
              <text:p text:style-name="P26"><text:span text:style-name="Emphasis">Voltooi de installatie van FrostWire via Toepassingen &gt; Internet &gt; FrostWire. Chatnaam: </text:span><text:span text:style-name="User_20_Entry"><text:span text:style-name="T44">karelpc1</text:span></text:span><text:span text:style-name="Emphasis">.<text:line-break/>Zet delen uit via Hulpmiddelen &gt; Opties &gt; Delen. Kies Geen mappen, extensies, en downloads delen en kies via Systeemtray voor Direct afsluiten.</text:span></text:p>
              <text:p text:style-name="P26"><text:span text:style-name="Emphasis"/></text:p>
            </text:list-item>
            <text:list-item>
              <text:p text:style-name="P23"><text:span text:style-name="T15">Activeer enkelklik om te openen via Locaties &gt; Persoonlijke map &gt;</text:span><text:span text:style-name="T17"> </text:span><text:span text:style-name="T15">Bewerken &gt; Voorkeuren &gt; Gedrag. </text:span><text:span text:style-name="T17">Onder</text:span><text:span text:style-name="T15"> Gedrag kies Eénmalig klikken om items te openen.</text:span></text:p>
              <text:p text:style-name="P8"/>
            </text:list-item>
            <text:list-item>
              <text:p text:style-name="P13">Wijzig afbeelding opstartscherm via <text:span text:style-name="T35">Systeem &gt; Voorkeuren &gt; </text:span>Over mij.<text:line-break/>Klik links naast Karel en selecteer penguin.</text:p>
              <text:list>
                <text:list-header>
                  <text:p text:style-name="P13"/>
                </text:list-header>
              </text:list>
            </text:list-item>
            <text:list-item>
              <text:p text:style-name="P13"><text:span text:style-name="Emphasis"><text:span text:style-name="T39">Optimaliseer schermweergave via Systeem &gt; Voorkeuren &gt; Uiterlijk &gt; Lettertypen.<text:line-break/>Onder Weergave kies Subpixels glad maken (lcd's).</text:span></text:span></text:p>
              <text:p text:style-name="P13"><text:span text:style-name="Emphasis"><text:span text:style-name="T39"/></text:span></text:p>
            </text:list-item>
            <text:list-item>
              <text:p text:style-name="P13"><text:span text:style-name="T35">Voltooi de installatie van </text:span>VirtualBox via Systeem &gt; Beheer &gt; Gebruikers en groepen.<text:line-break/>Klik op Ontgrendelen en vervolgens op Groepen beheren. Klik op vboxusers, klik op Eigenschappen, en onder Groepsleden vink Karel aan.</text:p>
            </text:list-item>
            <text:list-item>
              <text:p text:style-name="P13">Herstart de computer i.v.m. VirtualBox kernelmodules en groepswijziging.</text:p>
            </text:list-item>
            <text:list-item>
              <text:p text:style-name="P29"><text:span text:style-name="Emphasis">Installeer Virtual Machine (VM) Windows XP via Toepassingen &gt; Systeemgereedschappen &gt; VirtualBox OSE.</text:span></text:p>
            </text:list-item>
            <text:list-item>
              <text:p text:style-name="P29"><text:span text:style-name="Emphasis">Maak VM Windows XP met Base memory: 512 MB en Video Memory Size: 32 MB.</text:span></text:p>
            </text:list-item>
            <text:list-item>
              <text:p text:style-name="P23">Start VM Windows XP.</text:p>
            </text:list-item>
            <text:list-item>
              <text:p text:style-name="P29"><text:span text:style-name="Emphasis">Installeer Windows XP vanaf CD. Computernaam: </text:span><text:span text:style-name="User_20_Entry">PC1VM</text:span><text:span text:style-name="Emphasis">. Beschrijving van de computer: </text:span><text:span text:style-name="User_20_Entry">PC Woonkamer</text:span><text:span text:style-name="Emphasis">.</text:span></text:p>
            </text:list-item>
            <text:list-item>
              <text:p text:style-name="P29"><text:span text:style-name="Emphasis"><text:span text:style-name="T13">Installeer Guest Additions via Devices &gt; Install Guest Additions... &gt; Klik op de link.<text:line-break/>Download het beeldbestand naar /tmp.<text:line-break/>Mount dit image via Devices &gt; Mount CD/DCD-ROM &gt; CD/DVD-ROM Image... &gt; Add.</text:span></text:span></text:p>
            </text:list-item>
            <text:list-item>
              <text:p text:style-name="P29"><text:span text:style-name="Emphasis">Installeer avast! 4 Home Edition vanaf Downloads CD.</text:span></text:p>
            </text:list-item>
            <text:list-item>
              <text:p text:style-name="P29"><text:span text:style-name="Emphasis">Registreer avast! 4 Home Edition.</text:span></text:p>
            </text:list-item>
            <text:list-item>
              <text:p text:style-name="P29"><text:span text:style-name="Emphasis">Installeer CCleaner vanaf Downloads CD. </text:span><text:span text:style-name="Strong_20_Emphasis"><text:span text:style-name="T43">Yahoo! Toolbar niet installeren.</text:span></text:span></text:p>
            </text:list-item>
            <text:list-item>
              <text:p text:style-name="P32"><text:span text:style-name="Strong_20_Emphasis"><text:span text:style-name="T16">Bereid Kernel-based Virtual Machine (KVM) voor met </text:span></text:span><text:span text:style-name="User_20_Entry"><text:span text:style-name="T11">$ sudo modprobe kvm-amd</text:span></text:span></text:p>
            </text:list-item>
            <text:list-item>
              <text:p text:style-name="P29"><text:span text:style-name="Emphasis"><text:span text:style-name="T9">Maak harddisk aan met $ </text:span></text:span><text:span text:style-name="User_20_Entry"><text:span text:style-name="T9">qemu-img create intrepid32.img -f qcow2 10G</text:span></text:span></text:p>
            </text:list-item>
            <text:list-item>
              <text:p text:style-name="P29"><text:span text:style-name="Emphasis"><text:span text:style-name="T9">Plaats Ubuntu 8.10 Desktop i386 CD en installeer KVM met<text:line-break/>$ </text:span></text:span><text:span text:style-name="User_20_Entry"><text:span text:style-name="T9">sudo kvm -m 512 -usb -usbdevice tablet -soundhw es1370 intreid32.img -cdrom /dev/cdrom -boot d</text:span></text:span></text:p>
            </text:list-item>
            <text:list-item>
              <text:p text:style-name="P29"><text:span text:style-name="Emphasis"><text:span text:style-name="T9">Naam: </text:span></text:span><text:span text:style-name="User_20_Entry"><text:span text:style-name="T9">Karel</text:span></text:span><text:span text:style-name="Emphasis"><text:span text:style-name="T9"> en Naam van deze computer: </text:span></text:span><text:span text:style-name="User_20_Entry"><text:span text:style-name="T9">PC1KVM</text:span></text:span><text:span text:style-name="Emphasis"><text:span text:style-name="T9">.</text:span></text:span></text:p>
            </text:list-item>
            <text:list-item>
              <text:p text:style-name="P29"><text:span text:style-name="Strong_20_Emphasis"><text:span text:style-name="T16">Start <text:s/>KVM met<text:line-break/></text:span></text:span><text:span text:style-name="User_20_Entry"><text:span text:style-name="T11">$ </text:span></text:span><text:span text:style-name="User_20_Entry"><text:span text:style-name="T12">sudo kvm -name 'Ubuntu 8.10 “Intrepid Ibex”' -m 512 -usb -usbdevice tablet -soundhw es1370 intrepid32.img</text:span></text:span></text:p>
              <text:p text:style-name="P15"/>
            </text:list-item>
            <text:list-item>
              <text:p text:style-name="P8"><text:span text:style-name="Numbering_20_Symbols">Activeer</text:span><text:span text:style-name="Strong_20_Emphasis"><text:span text:style-name="T32"> visuele effecten via Systeem &gt; Voorkeuren &gt; Uiterlijk &gt; Visuele effecten. Kies Extra.</text:span></text:span></text:p>
            </text:list-item>
            <text:list-item>
              <text:p text:style-name="P8"><text:span text:style-name="Numbering_20_Symbols">Activeer</text:span><text:span text:style-name="Strong_20_Emphasis"><text:span text:style-name="T32"> visuele effecten via Systeem &gt; Voorkeuren &gt;<text:line-break/>CompizConfig Instellingen Beheerder.<text:line-break/>Vink aan onder Bureaublad: Desktop Cube en Rotate Cube. Klik op Desktop Cube en vervolgens op Transparent Cube. Kies Opacity During Rotation: 50. Klik op Terug.</text:span></text:span></text:p>
            </text:list-item>
            <text:list-item>
              <text:p text:style-name="P8"><text:span text:style-name="Strong_20_Emphasis"><text:span text:style-name="T32">Vink aan onder Effecten: 3D vensters, Kubus Tandwielen, Teken vuur op het scherm, en Water Effect. K</text:span></text:span>lik op Sluiten.</text:p>
            </text:list-item>
            <text:list-item>
              <text:p text:style-name="P24">Verhoog via rechtsklikken op Werkbladwisselaar &gt; Voorkeuren het aantal <text:span text:style-name="Numbering_20_Symbols">werkbladen</text:span> <text:span text:style-name="T27">(</text:span>Kolommen<text:span text:style-name="T27">)</text:span> naar 4.</text:p>
              <text:p text:style-name="P24"/>
              <text:p text:style-name="P24"/>
            </text:list-item>
          </text:list>
        </text:list-item>
        <text:list-item>
          <text:p text:style-name="P24">Installatie afronden.</text:p>
          <text:p text:style-name="P24"/>
          <text:list>
            <text:list-item>
              <text:p text:style-name="P24"><text:span text:style-name="Strong_20_Emphasis"><text:span text:style-name="T30">Ga naar </text:span></text:span><text:a xlink:type="simple" xlink:href="http://karelzimmer.nl/"><text:span text:style-name="Internet_20_link"><text:span text:style-name="T30">karelzimmer.nl</text:span></text:span></text:a><text:span text:style-name="Strong_20_Emphasis"><text:span text:style-name="T30">, klik op </text:span></text:span><text:span text:style-name="Internet_20_link"><text:span text:style-name="T30">Linux</text:span></text:span><text:span text:style-name="Strong_20_Emphasis"><text:span text:style-name="T30">, en sla backup.sh op in karel/scripts.</text:span></text:span></text:p>
            </text:list-item>
            <text:list-item>
              <text:p text:style-name="P13">$ <text:span text:style-name="User_20_Entry">cd scripts</text:span></text:p>
            </text:list-item>
            <text:list-item>
              <text:p text:style-name="P13">$ <text:span text:style-name="User_20_Entry">chmod u+x backup.sh</text:span></text:p>
            </text:list-item>
            <text:list-item>
              <text:p text:style-name="P24"><text:span text:style-name="T24">$ </text:span><text:span text:style-name="User_20_Entry">sudo ./backup.sh</text:span></text:p>
            </text:list-item>
          </text:list>
        </text:list-item>
      </text:list>
      <text:p text:style-name="P5"/>
      <text:p text:style-name="P5"/>
      <text:list xml:id="list1820477835" text:style-name="L5">
        <text:list-header>
          <text:p text:style-name="P30"><text:span text:style-name="Strong_20_Emphasis">NOTE:</text:span><text:span text:style-name="T26"> Installatie PC1 </text:span><text:span text:style-name="T37">Ubuntu Linux </text:span><text:span text:style-name="T26">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2" fo:font-size="10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text-underline-style="solid" style:text-underline-width="auto" style:text-underline-color="font-color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PC1 Ubuntu 8.10 Desktop AMD64</text:file-name><text:tab/><text:date style:data-style-name="N36" text:date-value="2009-04-20T14:12:46.99">20-04-2009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5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subject>Installatie PC software</dc:subject>
    <meta:initial-creator>Karel Zimmer</meta:initial-creator>
    <meta:creation-date>1995-11-21T17:41:00</meta:creation-date>
    <dc:date>2009-04-20T14:12:47</dc:date>
    <meta:printed-by>Karel</meta:printed-by>
    <meta:print-date>2008-05-16T22:25:52</meta:print-date>
    <meta:keyword>Installatie</meta:keyword>
    <meta:keyword>Checklist</meta:keyword>
    <meta:keyword>Linux</meta:keyword>
    <meta:editing-cycles>1733</meta:editing-cycles>
    <meta:editing-duration>PT88H37M35S</meta:editing-duration>
    <meta:document-statistic meta:table-count="0" meta:image-count="0" meta:object-count="0" meta:page-count="6" meta:paragraph-count="109" meta:word-count="1493" meta:character-count="9615"/>
    <meta:user-defined meta:name="Info 1"/>
    <meta:user-defined meta:name="Info 2"/>
    <meta:user-defined meta:name="Info 3"/>
    <meta:user-defined meta:name="Info 4"/>
  </office:meta>
</office:document-meta>
</file>